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DejaVu Sans" svg:font-family="'DejaVu Sans'" style:font-family-generic="system" style:font-pitch="variable"/>
    <style:font-face style:name="Fira Code" svg:font-family="'Fira Code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Ubuntu" svg:font-family="Ubuntu" style:font-pitch="variable"/>
    <style:font-face style:name="Ubuntu1" svg:font-family="Ubuntu" style:font-adornments="Обычный" style:font-pitch="variable"/>
  </office:font-face-decls>
  <office:automatic-styles>
    <style:style style:name="dp1" style:family="drawing-page">
      <style:drawing-page-properties draw:fill="solid" draw:fill-color="#808080"/>
    </style:style>
    <style:style style:name="gr1" style:family="graphic" style:parent-style-name="standard" style:list-style-name="L1">
      <style:graphic-properties draw:textarea-horizontal-align="justify" draw:textarea-vertical-align="middle" draw:auto-grow-height="false" fo:min-height="2.91cm" fo:min-width="6.66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2.91cm" fo:min-width="6.66cm"/>
      <style:paragraph-properties style:writing-mode="lr-tb"/>
    </style:style>
    <style:style style:name="gr3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5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6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7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8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9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10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11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12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13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14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15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8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23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24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25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26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27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28" style:family="graphic" style:parent-style-name="objectwithoutfill">
      <style:graphic-properties draw:marker-end="Стили_20_стрелок_20_17" draw:marker-end-width="0.3cm" draw:fill="none" draw:textarea-vertical-align="middle"/>
    </style:style>
    <style:style style:name="gr29" style:family="graphic" style:parent-style-name="objectwithoutfill">
      <style:graphic-properties draw:marker-end="Стили_20_стрелок_20_19" draw:marker-end-width="0.3cm" draw:fill="none" draw:textarea-vertical-align="middle"/>
    </style:style>
    <style:style style:name="gr30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31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32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33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34" style:family="graphic" style:parent-style-name="objectwithoutfill">
      <style:graphic-properties draw:marker-end="Стили_20_стрелок_20_20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21" draw:marker-end-width="0.3cm" draw:fill="none" draw:textarea-vertical-align="middle"/>
    </style:style>
    <style:style style:name="gr36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37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1.782cm" fo:min-width="6.782cm"/>
      <style:paragraph-properties style:writing-mode="lr-tb"/>
    </style:style>
    <style:style style:name="gr39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1.782cm" fo:min-width="6.782cm"/>
      <style:paragraph-properties style:writing-mode="lr-tb"/>
    </style:style>
    <style:style style:name="gr41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1.782cm" fo:min-width="6.782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1.782cm" fo:min-width="6.782cm"/>
      <style:paragraph-properties style:writing-mode="lr-tb"/>
    </style:style>
    <style:style style:name="gr44" style:family="graphic" style:parent-style-name="objectwithoutfill">
      <style:graphic-properties draw:marker-end="Стили_20_стрелок_20_25" draw:marker-end-width="0.3cm" draw:fill="none" draw:textarea-vertical-align="middle"/>
    </style:style>
    <style:style style:name="gr45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782cm" fo:min-width="6.782cm"/>
      <style:paragraph-properties style:writing-mode="lr-tb"/>
    </style:style>
    <style:style style:name="gr47" style:family="graphic" style:parent-style-name="objectwithoutfill">
      <style:graphic-properties draw:marker-end="Стили_20_стрелок_20_27" draw:marker-end-width="0.3cm" draw:fill="none" draw:textarea-vertical-align="middle"/>
    </style:style>
    <style:style style:name="gr48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49" style:family="graphic" style:parent-style-name="objectwithoutfill">
      <style:graphic-properties draw:marker-end="Стили_20_стрелок_20_28" draw:marker-end-width="0.3cm" draw:fill="none" draw:textarea-vertical-align="middle"/>
    </style:style>
    <style:style style:name="gr50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51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52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53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54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55" style:family="graphic" style:parent-style-name="objectwithoutfill">
      <style:graphic-properties draw:marker-end="Стили_20_стрелок_20_29" draw:marker-end-width="0.3cm" draw:fill="none" draw:textarea-vertical-align="middle"/>
    </style:style>
    <style:style style:name="gr56" style:family="graphic" style:parent-style-name="objectwithoutfill">
      <style:graphic-properties draw:marker-end="Стили_20_стрелок_20_30" draw:marker-end-width="0.3cm" draw:fill="none" draw:textarea-vertical-align="middle"/>
    </style:style>
    <style:style style:name="gr57" style:family="graphic" style:parent-style-name="objectwithoutfill">
      <style:graphic-properties draw:marker-end="Стили_20_стрелок_20_31" draw:marker-end-width="0.3cm" draw:fill="none" draw:textarea-vertical-align="middle"/>
    </style:style>
    <style:style style:name="gr58" style:family="graphic" style:parent-style-name="objectwithoutfill">
      <style:graphic-properties draw:marker-end="Стили_20_стрелок_20_32" draw:marker-end-width="0.3cm" draw:fill="none" draw:textarea-vertical-align="middle"/>
    </style:style>
    <style:style style:name="gr59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60" style:family="graphic" style:parent-style-name="objectwithoutfill">
      <style:graphic-properties draw:marker-end="Стили_20_стрелок_20_33" draw:marker-end-width="0.3cm" draw:fill="none" draw:textarea-vertical-align="middle"/>
    </style:style>
    <style:style style:name="gr61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62" style:family="graphic" style:parent-style-name="objectwithoutfill">
      <style:graphic-properties draw:marker-end="Стили_20_стрелок_20_34" draw:marker-end-width="0.3cm" draw:fill="none" draw:textarea-vertical-align="middle"/>
    </style:style>
    <style:style style:name="gr63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64" style:family="graphic" style:parent-style-name="objectwithoutfill">
      <style:graphic-properties draw:marker-end="Стили_20_стрелок_20_35" draw:marker-end-width="0.3cm" draw:fill="none" draw:textarea-vertical-align="middle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1.782cm" fo:min-width="6.782cm"/>
      <style:paragraph-properties style:writing-mode="lr-tb"/>
    </style:style>
    <style:style style:name="gr66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67" style:family="graphic" style:parent-style-name="objectwithoutfill">
      <style:graphic-properties draw:marker-end="Стили_20_стрелок_20_36" draw:marker-end-width="0.3cm" draw:fill="none" draw:textarea-vertical-align="middle"/>
    </style:style>
    <style:style style:name="gr68" style:family="graphic" style:parent-style-name="objectwithoutfill">
      <style:graphic-properties draw:marker-end="Стили_20_стрелок_20_37" draw:marker-end-width="0.3cm" draw:fill="none" draw:textarea-vertical-align="middle"/>
    </style:style>
    <style:style style:name="gr69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70" style:family="graphic" style:parent-style-name="objectwithoutfill">
      <style:graphic-properties draw:marker-end="Стили_20_стрелок_20_38" draw:marker-end-width="0.3cm" draw:fill="none" draw:textarea-vertical-align="middle"/>
    </style:style>
    <style:style style:name="gr71" style:family="graphic" style:parent-style-name="standard" style:list-style-name="L1">
      <style:graphic-properties draw:textarea-horizontal-align="justify" draw:textarea-vertical-align="middle" draw:auto-grow-height="false" fo:min-height="2.188cm" fo:min-width="6.738cm"/>
      <style:paragraph-properties style:writing-mode="lr-tb"/>
    </style:style>
    <style:style style:name="gr72" style:family="graphic" style:parent-style-name="standard" style:list-style-name="L1">
      <style:graphic-properties draw:textarea-horizontal-align="justify" draw:textarea-vertical-align="middle" draw:auto-grow-height="false" fo:min-height="2.232cm" fo:min-width="7.482cm"/>
      <style:paragraph-properties style:writing-mode="lr-tb"/>
    </style:style>
    <style:style style:name="gr73" style:family="graphic" style:parent-style-name="standard" style:list-style-name="L1">
      <style:graphic-properties draw:fill-color="#ffff6d" draw:textarea-horizontal-align="justify" draw:textarea-vertical-align="middle" draw:auto-grow-height="false" fo:min-height="2.188cm" fo:min-width="6.738cm"/>
      <style:paragraph-properties style:writing-mode="lr-tb"/>
    </style:style>
    <style:style style:name="gr74" style:family="graphic" style:parent-style-name="objectwithoutfill">
      <style:graphic-properties draw:marker-end="Стили_20_стрелок_20_39" draw:marker-end-width="0.3cm" draw:fill="none" draw:textarea-vertical-align="middle"/>
    </style:style>
    <style:style style:name="gr75" style:family="graphic" style:parent-style-name="objectwithoutfill">
      <style:graphic-properties draw:marker-end="Стили_20_стрелок_20_40" draw:marker-end-width="0.3cm" draw:fill="none" draw:textarea-vertical-align="middle"/>
    </style:style>
    <style:style style:name="gr76" style:family="graphic" style:parent-style-name="objectwithoutfill">
      <style:graphic-properties draw:marker-end="Стили_20_стрелок_20_41" draw:marker-end-width="0.3cm" draw:fill="none" draw:textarea-vertical-align="middle"/>
    </style:style>
    <style:style style:name="gr77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78" style:family="graphic" style:parent-style-name="objectwithoutfill">
      <style:graphic-properties draw:marker-end="Стили_20_стрелок_20_42" draw:marker-end-width="0.3cm" draw:fill="none" draw:textarea-vertical-align="middle"/>
    </style:style>
    <style:style style:name="gr79" style:family="graphic" style:parent-style-name="standard" style:list-style-name="L1">
      <style:graphic-properties draw:textarea-horizontal-align="justify" draw:textarea-vertical-align="middle" draw:auto-grow-height="false" fo:min-height="1.782cm" fo:min-width="6.782cm"/>
      <style:paragraph-properties style:writing-mode="lr-tb"/>
    </style:style>
    <style:style style:name="gr80" style:family="graphic" style:parent-style-name="standard" style:list-style-name="L1">
      <style:graphic-properties draw:textarea-horizontal-align="justify" draw:textarea-vertical-align="middle" draw:auto-grow-height="false" fo:min-height="1.782cm" fo:min-width="6.782cm"/>
      <style:paragraph-properties style:writing-mode="lr-tb"/>
    </style:style>
    <style:style style:name="gr81" style:family="graphic" style:parent-style-name="standard" style:list-style-name="L1">
      <style:graphic-properties draw:textarea-horizontal-align="justify" draw:textarea-vertical-align="middle" draw:auto-grow-height="false" fo:min-height="1.782cm" fo:min-width="6.782cm"/>
      <style:paragraph-properties style:writing-mode="lr-tb"/>
    </style:style>
    <style:style style:name="gr82" style:family="graphic" style:parent-style-name="standard" style:list-style-name="L1">
      <style:graphic-properties draw:fill-color="#ffff6d" draw:textarea-horizontal-align="justify" draw:textarea-vertical-align="middle" draw:auto-grow-height="false" fo:min-height="1.782cm" fo:min-width="6.782cm"/>
      <style:paragraph-properties style:writing-mode="lr-tb"/>
    </style:style>
    <style:style style:name="gr83" style:family="graphic" style:parent-style-name="objectwithoutfill">
      <style:graphic-properties draw:marker-end="Стили_20_стрелок_20_43" draw:marker-end-width="0.3cm" draw:fill="none" draw:textarea-vertical-align="middle"/>
    </style:style>
    <style:style style:name="gr84" style:family="graphic" style:parent-style-name="objectwithoutfill">
      <style:graphic-properties draw:marker-end="Стили_20_стрелок_20_44" draw:marker-end-width="0.3cm" draw:fill="none" draw:textarea-vertical-align="middle"/>
    </style:style>
    <style:style style:name="gr85" style:family="graphic" style:parent-style-name="objectwithoutfill">
      <style:graphic-properties draw:marker-end="Стили_20_стрелок_20_45" draw:marker-end-width="0.3cm" draw:fill="none" draw:textarea-vertical-align="middle"/>
    </style:style>
    <style:style style:name="gr86" style:family="graphic" style:parent-style-name="objectwithoutfill">
      <style:graphic-properties draw:marker-end="Стили_20_стрелок_20_46" draw:marker-end-width="0.3cm" draw:fill="none" draw:textarea-vertical-align="middle"/>
    </style:style>
    <style:style style:name="gr87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88" style:family="graphic" style:parent-style-name="objectwithoutfill">
      <style:graphic-properties draw:marker-end="Стили_20_стрелок_20_47" draw:marker-end-width="0.3cm" draw:fill="none" draw:textarea-vertical-align="middle"/>
    </style:style>
    <style:style style:name="gr89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90" style:family="graphic" style:parent-style-name="standard" style:list-style-name="L1">
      <style:graphic-properties draw:fill-color="#77bc65" draw:textarea-horizontal-align="justify" draw:textarea-vertical-align="middle" draw:auto-grow-height="false" fo:min-height="2.91cm" fo:min-width="6.66cm"/>
      <style:paragraph-properties style:writing-mode="lr-tb"/>
    </style:style>
    <style:style style:name="gr91" style:family="graphic" style:parent-style-name="objectwithoutfill">
      <style:graphic-properties draw:marker-end="Стили_20_стрелок_20_48" draw:marker-end-width="0.3cm" draw:fill="none" draw:textarea-vertical-align="middle"/>
    </style:style>
    <style:style style:name="gr92" style:family="graphic" style:parent-style-name="objectwithoutfill">
      <style:graphic-properties draw:marker-end="Стили_20_стрелок_20_49" draw:marker-end-width="0.3cm" draw:fill="none" draw:textarea-vertical-align="middle"/>
    </style:style>
    <style:style style:name="gr93" style:family="graphic" style:parent-style-name="standard" style:list-style-name="L1">
      <style:graphic-properties draw:fill-color="#ffa6a6" draw:textarea-horizontal-align="justify" draw:textarea-vertical-align="middle" draw:auto-grow-height="false" fo:min-height="1.782cm" fo:min-width="6.782cm"/>
      <style:paragraph-properties style:writing-mode="lr-tb"/>
    </style:style>
    <style:style style:name="gr94" style:family="graphic" style:parent-style-name="standard" style:list-style-name="L1">
      <style:graphic-properties draw:fill-color="#ffa6a6" draw:textarea-horizontal-align="justify" draw:textarea-vertical-align="middle" draw:auto-grow-height="false" fo:min-height="1.782cm" fo:min-width="6.782cm"/>
      <style:paragraph-properties style:writing-mode="lr-tb"/>
    </style:style>
    <style:style style:name="gr95" style:family="graphic" style:parent-style-name="standard" style:list-style-name="L1">
      <style:graphic-properties draw:fill-color="#ffa6a6" draw:textarea-horizontal-align="justify" draw:textarea-vertical-align="middle" draw:auto-grow-height="false" fo:min-height="1.782cm" fo:min-width="6.782cm"/>
      <style:paragraph-properties style:writing-mode="lr-tb"/>
    </style:style>
    <style:style style:name="gr96" style:family="graphic" style:parent-style-name="standard" style:list-style-name="L1">
      <style:graphic-properties draw:fill-color="#ffa6a6" draw:textarea-horizontal-align="justify" draw:textarea-vertical-align="middle" draw:auto-grow-height="false" fo:min-height="1.782cm" fo:min-width="6.782cm"/>
      <style:paragraph-properties style:writing-mode="lr-tb"/>
    </style:style>
    <style:style style:name="gr97" style:family="graphic" style:parent-style-name="standard" style:list-style-name="L1">
      <style:graphic-properties draw:fill-color="#ffa6a6" draw:textarea-horizontal-align="justify" draw:textarea-vertical-align="middle" draw:auto-grow-height="false" fo:min-height="1.782cm" fo:min-width="6.782cm"/>
      <style:paragraph-properties style:writing-mode="lr-tb"/>
    </style:style>
    <style:style style:name="gr98" style:family="graphic" style:parent-style-name="standard" style:list-style-name="L1">
      <style:graphic-properties draw:fill-color="#ffa6a6" draw:textarea-horizontal-align="justify" draw:textarea-vertical-align="middle" draw:auto-grow-height="false" fo:min-height="1.782cm" fo:min-width="6.782cm"/>
      <style:paragraph-properties style:writing-mode="lr-tb"/>
    </style:style>
    <style:style style:name="gr99" style:family="graphic" style:parent-style-name="standard" style:list-style-name="L1">
      <style:graphic-properties draw:fill-color="#ffa6a6" draw:textarea-horizontal-align="justify" draw:textarea-vertical-align="middle" draw:auto-grow-height="false" fo:min-height="1.782cm" fo:min-width="7.532cm"/>
      <style:paragraph-properties style:writing-mode="lr-tb"/>
    </style:style>
    <style:style style:name="gr100" style:family="graphic" style:parent-style-name="standard" style:list-style-name="L1">
      <style:graphic-properties draw:fill-color="#ffa6a6" draw:textarea-horizontal-align="justify" draw:textarea-vertical-align="middle" draw:auto-grow-height="false" fo:min-height="1.782cm" fo:min-width="6.782cm"/>
      <style:paragraph-properties style:writing-mode="lr-tb"/>
    </style:style>
    <style:style style:name="gr101" style:family="graphic" style:parent-style-name="objectwithoutfill">
      <style:graphic-properties draw:marker-end="Стили_20_стрелок_20_50" draw:marker-end-width="0.3cm" draw:fill="none" draw:textarea-vertical-align="middle"/>
    </style:style>
    <style:style style:name="gr102" style:family="graphic" style:parent-style-name="objectwithoutfill">
      <style:graphic-properties draw:marker-end="Стили_20_стрелок_20_51" draw:marker-end-width="0.3cm" draw:fill="none" draw:textarea-vertical-align="middle"/>
    </style:style>
    <style:style style:name="gr103" style:family="graphic" style:parent-style-name="objectwithoutfill">
      <style:graphic-properties draw:marker-end="Стили_20_стрелок_20_52" draw:marker-end-width="0.3cm" draw:fill="none" draw:textarea-vertical-align="middle"/>
    </style:style>
    <style:style style:name="gr104" style:family="graphic" style:parent-style-name="objectwithoutfill">
      <style:graphic-properties draw:marker-end="Стили_20_стрелок_20_53" draw:marker-end-width="0.3cm" draw:fill="none" draw:textarea-vertical-align="middle"/>
    </style:style>
    <style:style style:name="gr105" style:family="graphic" style:parent-style-name="objectwithoutfill">
      <style:graphic-properties draw:marker-end="Стили_20_стрелок_20_54" draw:marker-end-width="0.3cm" draw:fill="none" draw:textarea-vertical-align="middle"/>
    </style:style>
    <style:style style:name="gr106" style:family="graphic" style:parent-style-name="objectwithoutfill">
      <style:graphic-properties draw:marker-end="Стили_20_стрелок_20_55" draw:marker-end-width="0.3cm" draw:fill="none" draw:textarea-vertical-align="middle"/>
    </style:style>
    <style:style style:name="gr107" style:family="graphic" style:parent-style-name="objectwithoutfill">
      <style:graphic-properties draw:marker-end="Стили_20_стрелок_20_56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" style:family="paragraph">
      <loext:graphic-properties draw:fill="none"/>
    </style:style>
    <style:style style:name="P3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4" style:family="paragraph">
      <loext:graphic-properties draw:fill-color="#ffff6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5" style:family="paragraph">
      <loext:graphic-properties draw:fill-color="#ffa6a6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ntarell" fo:font-size="20pt" fo:font-style="normal" fo:text-shadow="none" style:text-underline-style="none" fo:font-weight="bold" style:letter-kerning="true" style:font-name-asian="Cantarell" style:font-size-asian="20pt" style:font-style-asian="normal" style:font-weight-asian="bold" style:font-name-complex="Cantarell" style:font-size-complex="2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4pt" fo:font-style="italic" fo:text-shadow="none" style:text-underline-style="none" fo:font-weight="bold" style:letter-kerning="true" style:font-name-asian="Fira Code" style:font-size-asian="14pt" style:font-style-asian="italic" style:font-weight-asian="bold" style:font-name-complex="Fira Code" style:font-size-complex="14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style-asian="italic" style:font-style-complex="italic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4pt" fo:font-style="italic" fo:text-shadow="none" style:text-underline-style="none" fo:font-weight="normal" style:letter-kerning="true" style:font-name-asian="Fira Code" style:font-size-asian="14pt" style:font-style-asian="italic" style:font-weight-asian="normal" style:font-name-complex="Fira Code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7.5cm" svg:height="3.5cm" svg:x="15cm" svg:y="8.5cm">
          <text:p text:style-name="P1"><text:span text:style-name="T1">main.py</text:span></text:p>
          <text:p text:style-name="P1"><text:span text:style-name="T2">Основной файл, </text:span><text:span text:style-name="T2">отвечающий за </text:span><text:span text:style-name="T2">запуск </text:span><text:span text:style-name="T2">прилож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7.5cm" svg:height="3.5cm" svg:x="24.5cm" svg:y="8.5cm">
          <text:p text:style-name="P1"><text:span text:style-name="T1">loader.py</text:span></text:p>
          <text:p text:style-name="P1"><text:span text:style-name="T2">Создание бота и диспетчера сообщений. Подгрузка всех необходимых глобальных переме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22.5cm" svg:y1="10.25cm" svg:x2="24.5cm" svg:y2="10.25cm" draw:start-shape="id1" draw:start-glue-point="1" draw:end-shape="id2" draw:end-glue-point="3" svg:d="M22500 10250h2000" svg:viewBox="0 0 2001 1">
          <text:p/>
        </draw:connector>
        <draw:custom-shape draw:style-name="gr4" draw:text-style-name="P3" xml:id="id4" draw:id="id4" draw:layer="layout" svg:width="7.5cm" svg:height="3.5cm" svg:x="20cm" svg:y="13.5cm">
          <text:p text:style-name="P1"><text:span text:style-name="T1">data/</text:span></text:p>
          <text:p text:style-name="P1"><text:span text:style-name="T2">Директория для хранения данных, например конста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7.5cm" svg:height="3.5cm" svg:x="20cm" svg:y="18cm">
          <text:p text:style-name="P1"><text:span text:style-name="T1">f</text:span><text:span text:style-name="T1">i</text:span><text:span text:style-name="T1">l</text:span><text:span text:style-name="T1">t</text:span><text:span text:style-name="T1">e</text:span><text:span text:style-name="T1">r</text:span><text:span text:style-name="T1">s</text:span><text:span text:style-name="T1">/</text:span></text:p>
          <text:p text:style-name="P1"><text:span text:style-name="T2">Ф</text:span><text:span text:style-name="T2">и</text:span><text:span text:style-name="T2">л</text:span><text:span text:style-name="T2">ь</text:span><text:span text:style-name="T2">т</text:span><text:span text:style-name="T2">р</text:span><text:span text:style-name="T2">ы</text:span><text:span text:style-name="T2"> </text:span><text:span text:style-name="T2">д</text:span><text:span text:style-name="T2">л</text:span><text:span text:style-name="T2">я</text:span><text:span text:style-name="T2"> </text:span><text:span text:style-name="T2">о</text:span><text:span text:style-name="T2">б</text:span><text:span text:style-name="T2">р</text:span><text:span text:style-name="T2">а</text:span><text:span text:style-name="T2">б</text:span><text:span text:style-name="T2">о</text:span><text:span text:style-name="T2">т</text:span><text:span text:style-name="T2">ч</text:span><text:span text:style-name="T2">и</text:span><text:span text:style-name="T2">к</text:span><text:span text:style-name="T2">о</text:span><text:span text:style-name="T2">в</text:span><text:span text:style-name="T2"> </text:span><text:span text:style-name="T2">с</text:span><text:span text:style-name="T2">о</text:span><text:span text:style-name="T2">о</text:span><text:span text:style-name="T2">б</text:span><text:span text:style-name="T2">щ</text:span><text:span text:style-name="T2">е</text:span><text:span text:style-name="T2">н</text:span><text:span text:style-name="T2">и</text:span><text:span text:style-name="T2">й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7.5cm" svg:height="3.5cm" svg:x="20cm" svg:y="22.25cm">
          <text:p text:style-name="P1"><text:span text:style-name="T1">handlers/</text:span></text:p>
          <text:p text:style-name="P1"><text:span text:style-name="T2">Функции обработки сообщений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7" draw:id="id7" draw:layer="layout" svg:width="7.5cm" svg:height="3.5cm" svg:x="20cm" svg:y="45cm">
          <text:p text:style-name="P1"><text:span text:style-name="T1">keyboards/</text:span></text:p>
          <text:p text:style-name="P1"><text:span text:style-name="T2">Пакет хранения клавиатур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3" draw:id="id3" draw:layer="layout" svg:width="7.5cm" svg:height="3.5cm" svg:x="20cm" svg:y="61.05cm">
          <text:p text:style-name="P1"><text:span text:style-name="T1">middlewares/</text:span></text:p>
          <text:p text:style-name="P1"><text:span text:style-name="T2">Программы лежащие между началом обработки сообщений до её конц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8" draw:id="id8" draw:layer="layout" svg:width="7.5cm" svg:height="3.5cm" svg:x="20cm" svg:y="65.25cm">
          <text:p text:style-name="P1"><text:span text:style-name="T1">states/</text:span></text:p>
          <text:p text:style-name="P1"><text:span text:style-name="T2">Состояния для машины состояний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9" draw:id="id9" draw:layer="layout" svg:width="7.5cm" svg:height="3.5cm" svg:x="20cm" svg:y="69.5cm">
          <text:p text:style-name="P1"><text:span text:style-name="T1">utils/</text:span></text:p>
          <text:p text:style-name="P1"><text:span text:style-name="T2">Вспомогательные модули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0" draw:id="id10" draw:layer="layout" svg:width="7.5cm" svg:height="3.5cm" svg:x="25.75cm" svg:y="28cm">
          <text:p text:style-name="P1"><text:span text:style-name="T1">channels/</text:span></text:p>
          <text:p text:style-name="P1"><text:span text:style-name="T2">Обработчики </text:span><text:span text:style-name="T2">сообщений </text:span><text:span text:style-name="T2">каналов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1" draw:id="id11" draw:layer="layout" svg:width="7.5cm" svg:height="3.5cm" svg:x="25.75cm" svg:y="32.25cm">
          <text:p text:style-name="P1"><text:span text:style-name="T1">errors/</text:span></text:p>
          <text:p text:style-name="P1"><text:span text:style-name="T2">Обработчик ощибок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2" draw:id="id12" draw:layer="layout" svg:width="7.5cm" svg:height="3.5cm" svg:x="25.75cm" svg:y="36.5cm">
          <text:p text:style-name="P1"><text:span text:style-name="T1">groups/</text:span></text:p>
          <text:p text:style-name="P1"><text:span text:style-name="T2">Обработчик сооббщений групп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3" draw:id="id13" draw:layer="layout" svg:width="7.5cm" svg:height="3.5cm" svg:x="25.75cm" svg:y="40.75cm">
          <text:p text:style-name="P1"><text:span text:style-name="T1">users/</text:span></text:p>
          <text:p text:style-name="P1"><text:span text:style-name="T2">Обработчик сообщений пользователей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svg:x1="18.75cm" svg:y1="12cm" svg:x2="20cm" svg:y2="62.8cm" draw:start-shape="id1" draw:start-glue-point="2" draw:end-shape="id3" draw:end-glue-point="3" svg:d="M18750 12000v50800h1250" svg:viewBox="0 0 1251 50801">
          <text:p/>
        </draw:connector>
        <draw:connector draw:style-name="gr16" draw:text-style-name="P2" draw:layer="layout" svg:x1="18.75cm" svg:y1="12cm" svg:x2="20cm" svg:y2="15.25cm" draw:start-shape="id1" draw:start-glue-point="2" draw:end-shape="id4" draw:end-glue-point="3" svg:d="M18750 12000v3250h1250" svg:viewBox="0 0 1251 3251">
          <text:p/>
        </draw:connector>
        <draw:connector draw:style-name="gr17" draw:text-style-name="P2" draw:layer="layout" svg:x1="18.75cm" svg:y1="12cm" svg:x2="20cm" svg:y2="19.75cm" draw:start-shape="id1" draw:start-glue-point="2" draw:end-shape="id5" draw:end-glue-point="3" svg:d="M18750 12000v7750h1250" svg:viewBox="0 0 1251 7751">
          <text:p/>
        </draw:connector>
        <draw:connector draw:style-name="gr18" draw:text-style-name="P2" draw:layer="layout" svg:x1="18.75cm" svg:y1="12cm" svg:x2="20cm" svg:y2="24cm" draw:start-shape="id1" draw:start-glue-point="2" draw:end-shape="id6" draw:end-glue-point="3" svg:d="M18750 12000v12000h1250" svg:viewBox="0 0 1251 12001">
          <text:p/>
        </draw:connector>
        <draw:connector draw:style-name="gr19" draw:text-style-name="P2" draw:layer="layout" svg:x1="18.75cm" svg:y1="12cm" svg:x2="20cm" svg:y2="46.75cm" draw:start-shape="id1" draw:start-glue-point="2" draw:end-shape="id7" draw:end-glue-point="3" svg:d="M18750 12000v34750h1250" svg:viewBox="0 0 1251 34751">
          <text:p/>
        </draw:connector>
        <draw:connector draw:style-name="gr20" draw:text-style-name="P2" draw:layer="layout" svg:x1="18.75cm" svg:y1="12cm" svg:x2="20cm" svg:y2="67cm" draw:start-shape="id1" draw:start-glue-point="2" draw:end-shape="id8" draw:end-glue-point="3" svg:d="M18750 12000v55000h1250" svg:viewBox="0 0 1251 55001">
          <text:p/>
        </draw:connector>
        <draw:connector draw:style-name="gr21" draw:text-style-name="P2" draw:layer="layout" svg:x1="18.75cm" svg:y1="12cm" svg:x2="20cm" svg:y2="71.25cm" draw:start-shape="id1" draw:start-glue-point="2" draw:end-shape="id9" draw:end-glue-point="3" svg:d="M18750 12000v59250h1250" svg:viewBox="0 0 1251 59251">
          <text:p/>
        </draw:connector>
        <draw:connector draw:style-name="gr22" draw:text-style-name="P2" draw:layer="layout" svg:x1="23.75cm" svg:y1="25.75cm" svg:x2="25.75cm" svg:y2="29.75cm" draw:start-shape="id6" draw:start-glue-point="2" draw:end-shape="id10" draw:end-glue-point="3" svg:d="M23750 25750v4000h2000" svg:viewBox="0 0 2001 4001">
          <text:p/>
        </draw:connector>
        <draw:connector draw:style-name="gr23" draw:text-style-name="P2" draw:layer="layout" svg:x1="23.75cm" svg:y1="25.75cm" svg:x2="25.75cm" svg:y2="34cm" draw:start-shape="id6" draw:start-glue-point="2" draw:end-shape="id11" draw:end-glue-point="3" svg:d="M23750 25750v8250h2000" svg:viewBox="0 0 2001 8251">
          <text:p/>
        </draw:connector>
        <draw:connector draw:style-name="gr24" draw:text-style-name="P2" draw:layer="layout" svg:x1="23.75cm" svg:y1="25.75cm" svg:x2="25.75cm" svg:y2="38.25cm" draw:start-shape="id6" draw:start-glue-point="2" draw:end-shape="id12" draw:end-glue-point="3" svg:d="M23750 25750v12500h2000" svg:viewBox="0 0 2001 12501">
          <text:p/>
        </draw:connector>
        <draw:connector draw:style-name="gr25" draw:text-style-name="P2" draw:layer="layout" svg:x1="23.75cm" svg:y1="25.75cm" svg:x2="25.75cm" svg:y2="42.5cm" draw:start-shape="id6" draw:start-glue-point="2" draw:end-shape="id13" draw:end-glue-point="3" svg:d="M23750 25750v16750h2000" svg:viewBox="0 0 2001 16751">
          <text:p/>
        </draw:connector>
        <draw:custom-shape draw:style-name="gr26" draw:text-style-name="P3" xml:id="id14" draw:id="id14" draw:layer="layout" svg:width="7.5cm" svg:height="3.5cm" svg:x="25.75cm" svg:y="52.25cm">
          <text:p text:style-name="P1"><text:span text:style-name="T1">default/</text:span></text:p>
          <text:p text:style-name="P1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xml:id="id15" draw:id="id15" draw:layer="layout" svg:width="7.5cm" svg:height="3.5cm" svg:x="25.75cm" svg:y="56.55cm">
          <text:p text:style-name="P1"><text:span text:style-name="T1">inline/</text:span></text:p>
          <text:p text:style-name="P1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2" draw:layer="layout" svg:x1="23.75cm" svg:y1="48.5cm" svg:x2="25.75cm" svg:y2="54cm" draw:start-shape="id7" draw:start-glue-point="2" draw:end-shape="id14" draw:end-glue-point="3" svg:d="M23750 48500v5500h2000" svg:viewBox="0 0 2001 5501">
          <text:p/>
        </draw:connector>
        <draw:connector draw:style-name="gr29" draw:text-style-name="P2" draw:layer="layout" svg:x1="23.75cm" svg:y1="48.5cm" svg:x2="25.75cm" svg:y2="58.3cm" draw:start-shape="id7" draw:start-glue-point="2" draw:end-shape="id15" draw:end-glue-point="3" svg:d="M23750 48500v9800h2000" svg:viewBox="0 0 2001 9801">
          <text:p/>
        </draw:connector>
        <draw:custom-shape draw:style-name="gr30" draw:text-style-name="P3" xml:id="id16" draw:id="id16" draw:layer="layout" svg:width="7.5cm" svg:height="3.5cm" svg:x="25.702cm" svg:y="75.725cm">
          <text:p text:style-name="P1"><text:span text:style-name="T1">db_api/</text:span></text:p>
          <text:p text:style-name="P1"><text:span text:style-name="T2">Функции и классы для </text:span><text:span text:style-name="T2">работы с БД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17" draw:id="id17" draw:layer="layout" svg:width="7.5cm" svg:height="3.5cm" svg:x="25.75cm" svg:y="79.85cm">
          <text:p text:style-name="P1"><text:span text:style-name="T1">misc/</text:span></text:p>
          <text:p text:style-name="P1"><text:span text:style-name="T2">Прочие приложения, не </text:span><text:span text:style-name="T2">входящие в какую-либо </text:span><text:span text:style-name="T2">категорию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xml:id="id31" draw:id="id31" draw:layer="layout" svg:width="7.5cm" svg:height="3.5cm" svg:x="25.75cm" svg:y="52.251cm">
          <text:p text:style-name="P1"><text:span text:style-name="T1">default/</text:span></text:p>
          <text:p text:style-name="P1"><text:span text:style-name="T2">Пакет обработки </text:span><text:span text:style-name="T2">стандартной клавиатуры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xml:id="id33" draw:id="id33" draw:layer="layout" svg:width="7.5cm" svg:height="3.5cm" svg:x="25.75cm" svg:y="56.551cm">
          <text:p text:style-name="P1"><text:span text:style-name="T1">inline/</text:span></text:p>
          <text:p text:style-name="P1"><text:span text:style-name="T2">Пакет обработки </text:span><text:span text:style-name="T2">инлайновой клавиатуры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3.75cm" svg:y1="73cm" svg:x2="25.702cm" svg:y2="77.475cm" draw:start-shape="id9" draw:start-glue-point="2" draw:end-shape="id16" draw:end-glue-point="3" svg:d="M23750 73000v4475h1952" svg:viewBox="0 0 1953 4476">
          <text:p/>
        </draw:connector>
        <draw:connector draw:style-name="gr35" draw:text-style-name="P2" draw:layer="layout" svg:x1="23.75cm" svg:y1="73cm" svg:x2="25.75cm" svg:y2="81.6cm" draw:start-shape="id9" draw:start-glue-point="2" draw:end-shape="id17" draw:end-glue-point="3" svg:d="M23750 73000v8600h2000" svg:viewBox="0 0 2001 8601">
          <text:p/>
        </draw:connector>
        <draw:custom-shape draw:style-name="gr36" draw:text-style-name="P4" xml:id="id18" draw:id="id18" draw:layer="layout" svg:width="7.5cm" svg:height="2.25cm" svg:x="29cm" svg:y="16.05cm">
          <text:p><text:span text:style-name="T3">__init__</text:span><text:span text:style-name="T4">.</text:span><text:span text:style-name="T1">py</text:span></text:p>
          <text:p text:style-name="P1"><text:span text:style-name="T2">Инициализация </text:span><text:span text:style-name="T2">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" draw:layer="layout" svg:x1="27.5cm" svg:y1="15.25cm" svg:x2="32.75cm" svg:y2="16.05cm" draw:start-shape="id4" draw:end-shape="id18" draw:end-glue-point="0" svg:d="M27500 15250h5250v800" svg:viewBox="0 0 5251 801">
          <text:p/>
        </draw:connector>
        <draw:custom-shape draw:style-name="gr38" draw:text-style-name="P1" xml:id="id19" draw:id="id19" draw:layer="layout" svg:width="7.5cm" svg:height="2.25cm" svg:x="43.75cm" svg:y="35cm">
          <text:p><text:span text:style-name="T3">error_handler</text:span><text:span text:style-name="T4">.</text:span><text:span text:style-name="T1">py</text:span></text:p>
          <text:p text:style-name="P1"><text:span text:style-name="T2">Обработчик ошибо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2" draw:layer="layout" svg:x1="33.25cm" svg:y1="34cm" svg:x2="47.5cm" svg:y2="35cm" draw:start-shape="id11" draw:start-glue-point="1" draw:end-shape="id19" draw:end-glue-point="0" svg:d="M33250 34000h14250v1000" svg:viewBox="0 0 14251 1001">
          <text:p/>
        </draw:connector>
        <draw:custom-shape draw:style-name="gr40" draw:text-style-name="P1" xml:id="id20" draw:id="id20" draw:layer="layout" svg:width="7.5cm" svg:height="2.25cm" svg:x="43.75cm" svg:y="43.5cm">
          <text:p><text:span text:style-name="T3">echo</text:span><text:span text:style-name="T4">.</text:span><text:span text:style-name="T1">py</text:span></text:p>
          <text:p text:style-name="P1"><text:span text:style-name="T2">Обработчик прочих </text:span><text:span text:style-name="T2">сообщен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33.25cm" svg:y1="42.5cm" svg:x2="47.5cm" svg:y2="43.5cm" draw:start-shape="id13" draw:start-glue-point="1" draw:end-shape="id20" draw:end-glue-point="0" svg:d="M33250 42500h14250v1000" svg:viewBox="0 0 14251 1001">
          <text:p/>
        </draw:connector>
        <draw:custom-shape draw:style-name="gr42" draw:text-style-name="P1" xml:id="id21" draw:id="id21" draw:layer="layout" svg:width="7.5cm" svg:height="2.25cm" svg:x="52.25cm" svg:y="43.5cm">
          <text:p><text:span text:style-name="T3">help</text:span><text:span text:style-name="T4">.</text:span><text:span text:style-name="T1">py</text:span></text:p>
          <text:p text:style-name="P1"><text:span text:style-name="T2">Обработчик </text:span><text:span text:style-name="T5">/hel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xml:id="id22" draw:id="id22" draw:layer="layout" svg:width="7.5cm" svg:height="2.25cm" svg:x="60.75cm" svg:y="43.5cm">
          <text:p><text:span text:style-name="T3">start</text:span><text:span text:style-name="T4">.</text:span><text:span text:style-name="T1">py</text:span></text:p>
          <text:p text:style-name="P1"><text:span text:style-name="T2">Обработчик </text:span><text:span text:style-name="T6">/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33.25cm" svg:y1="42.5cm" svg:x2="56cm" svg:y2="43.5cm" draw:start-shape="id13" draw:start-glue-point="1" draw:end-shape="id21" draw:end-glue-point="0" svg:d="M33250 42500h22750v1000" svg:viewBox="0 0 22751 1001">
          <text:p/>
        </draw:connector>
        <draw:connector draw:style-name="gr45" draw:text-style-name="P2" draw:layer="layout" svg:x1="33.25cm" svg:y1="42.5cm" svg:x2="64.5cm" svg:y2="43.5cm" draw:start-shape="id13" draw:start-glue-point="1" draw:end-shape="id22" draw:end-glue-point="0" svg:d="M33250 42500h31250v1000" svg:viewBox="0 0 31251 1001">
          <text:p/>
        </draw:connector>
        <draw:custom-shape draw:style-name="gr46" draw:text-style-name="P1" xml:id="id23" draw:id="id23" draw:layer="layout" svg:width="7.5cm" svg:height="2.25cm" svg:x="38.55cm" svg:y="16.05cm">
          <text:p><text:span text:style-name="T3">config</text:span><text:span text:style-name="T4">.</text:span><text:span text:style-name="T1">py</text:span></text:p>
          <text:p text:style-name="P1"><text:span text:style-name="T2">Основные настройк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2" draw:layer="layout" svg:x1="27.5cm" svg:y1="15.25cm" svg:x2="42.3cm" svg:y2="16.05cm" draw:start-shape="id4" draw:start-glue-point="1" draw:end-shape="id23" draw:end-glue-point="0" svg:d="M27500 15250h14800v800" svg:viewBox="0 0 14801 801">
          <text:p/>
        </draw:connector>
        <draw:custom-shape draw:style-name="gr48" draw:text-style-name="P4" xml:id="id24" draw:id="id24" draw:layer="layout" svg:width="7.5cm" svg:height="2.25cm" svg:x="29.25cm" svg:y="20.55cm">
          <text:p><text:span text:style-name="T3">__</text:span><text:span text:style-name="T3">in</text:span><text:span text:style-name="T3">it</text:span><text:span text:style-name="T3">__</text:span><text:span text:style-name="T4">.</text:span><text:span text:style-name="T1">p</text:span><text:span text:style-name="T1">y</text:span></text:p>
          <text:p text:style-name="P1"><text:span text:style-name="T2">Ин</text:span><text:span text:style-name="T2">иц</text:span><text:span text:style-name="T2">иа</text:span><text:span text:style-name="T2">ли</text:span><text:span text:style-name="T2">за</text:span><text:span text:style-name="T2">ци</text:span><text:span text:style-name="T2">я </text:span><text:span text:style-name="T2">па</text:span><text:span text:style-name="T2">ке</text:span><text:span text:style-name="T2">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2" draw:layer="layout" svg:x1="27.5cm" svg:y1="19.75cm" svg:x2="33cm" svg:y2="20.55cm" draw:start-shape="id5" draw:start-glue-point="1" draw:end-shape="id24" draw:end-glue-point="0" svg:d="M27500 19750h5500v800" svg:viewBox="0 0 5501 801">
          <text:p/>
        </draw:connector>
        <draw:custom-shape draw:style-name="gr50" draw:text-style-name="P4" xml:id="id25" draw:id="id25" draw:layer="layout" svg:width="7.5cm" svg:height="2.25cm" svg:x="29.188cm" svg:y="24.735cm">
          <text:p><text:span text:style-name="T3">__init__</text:span><text:span text:style-name="T4">.</text:span><text:span text:style-name="T1">py</text:span></text:p>
          <text:p text:style-name="P1"><text:span text:style-name="T2">Инициализация </text:span><text:span text:style-name="T2">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2" draw:layer="layout" svg:x1="27.5cm" svg:y1="24cm" svg:x2="32.938cm" svg:y2="24.735cm" draw:start-shape="id6" draw:start-glue-point="1" draw:end-shape="id25" draw:end-glue-point="0" svg:d="M27500 24000h5438v735" svg:viewBox="0 0 5439 736">
          <text:p/>
        </draw:connector>
        <draw:custom-shape draw:style-name="gr51" draw:text-style-name="P4" xml:id="id26" draw:id="id26" draw:layer="layout" svg:width="7.5cm" svg:height="2.25cm" svg:x="35.25cm" svg:y="30.45cm">
          <text:p><text:span text:style-name="T3">__init__</text:span><text:span text:style-name="T4">.</text:span><text:span text:style-name="T1">py</text:span></text:p>
          <text:p text:style-name="P1"><text:span text:style-name="T2">Инициализация 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xml:id="id27" draw:id="id27" draw:layer="layout" svg:width="7.5cm" svg:height="2.25cm" svg:x="35.25cm" svg:y="35cm">
          <text:p><text:span text:style-name="T3">__init__</text:span><text:span text:style-name="T4">.</text:span><text:span text:style-name="T1">py</text:span></text:p>
          <text:p text:style-name="P1"><text:span text:style-name="T2">Инициализация 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xml:id="id28" draw:id="id28" draw:layer="layout" svg:width="7.5cm" svg:height="2.25cm" svg:x="35.25cm" svg:y="39.25cm">
          <text:p><text:span text:style-name="T3">__init__</text:span><text:span text:style-name="T4">.</text:span><text:span text:style-name="T1">py</text:span></text:p>
          <text:p text:style-name="P1"><text:span text:style-name="T2">Инициализация 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xml:id="id29" draw:id="id29" draw:layer="layout" svg:width="7.5cm" svg:height="2.25cm" svg:x="35.25cm" svg:y="43.5cm">
          <text:p><text:span text:style-name="T3">__init__</text:span><text:span text:style-name="T4">.</text:span><text:span text:style-name="T1">py</text:span></text:p>
          <text:p text:style-name="P1"><text:span text:style-name="T2">Инициализация 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2" draw:layer="layout" svg:x1="33.25cm" svg:y1="29.75cm" svg:x2="39cm" svg:y2="30.45cm" draw:start-shape="id10" draw:start-glue-point="1" draw:end-shape="id26" draw:end-glue-point="0" svg:d="M33250 29750h5750v700" svg:viewBox="0 0 5751 701">
          <text:p/>
        </draw:connector>
        <draw:connector draw:style-name="gr56" draw:text-style-name="P2" draw:layer="layout" svg:x1="33.25cm" svg:y1="34cm" svg:x2="39cm" svg:y2="35cm" draw:start-shape="id11" draw:start-glue-point="1" draw:end-shape="id27" draw:end-glue-point="0" svg:d="M33250 34000h5750v1000" svg:viewBox="0 0 5751 1001">
          <text:p/>
        </draw:connector>
        <draw:connector draw:style-name="gr57" draw:text-style-name="P2" draw:layer="layout" svg:x1="33.25cm" svg:y1="38.25cm" svg:x2="39cm" svg:y2="39.25cm" draw:start-shape="id12" draw:start-glue-point="1" draw:end-shape="id28" draw:end-glue-point="0" svg:d="M33250 38250h5750v1000" svg:viewBox="0 0 5751 1001">
          <text:p/>
        </draw:connector>
        <draw:connector draw:style-name="gr58" draw:text-style-name="P2" draw:layer="layout" svg:x1="33.25cm" svg:y1="42.5cm" svg:x2="39cm" svg:y2="43.5cm" draw:start-shape="id13" draw:start-glue-point="1" draw:end-shape="id29" draw:end-glue-point="0" svg:d="M33250 42500h5750v1000" svg:viewBox="0 0 5751 1001">
          <text:p/>
        </draw:connector>
        <draw:custom-shape draw:style-name="gr59" draw:text-style-name="P4" xml:id="id30" draw:id="id30" draw:layer="layout" svg:width="7.5cm" svg:height="2.25cm" svg:x="29cm" svg:y="48.25cm">
          <text:p><text:span text:style-name="T3">__init__</text:span><text:span text:style-name="T4">.</text:span><text:span text:style-name="T1">py</text:span></text:p>
          <text:p text:style-name="P1"><text:span text:style-name="T2">Инициализация 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2" draw:layer="layout" svg:x1="27.5cm" svg:y1="46.75cm" svg:x2="32.75cm" svg:y2="48.25cm" draw:start-shape="id7" draw:start-glue-point="1" draw:end-shape="id30" draw:end-glue-point="0" svg:d="M27500 46750h5250v1500" svg:viewBox="0 0 5251 1501">
          <text:p/>
        </draw:connector>
        <draw:custom-shape draw:style-name="gr61" draw:text-style-name="P4" xml:id="id32" draw:id="id32" draw:layer="layout" svg:width="7.5cm" svg:height="2.25cm" svg:x="35.35cm" svg:y="54.8cm">
          <text:p><text:span text:style-name="T3">__init__</text:span><text:span text:style-name="T4">.</text:span><text:span text:style-name="T1">py</text:span></text:p>
          <text:p text:style-name="P1"><text:span text:style-name="T2">Инициализация 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2" draw:layer="layout" svg:x1="33.25cm" svg:y1="54.001cm" svg:x2="39.1cm" svg:y2="54.8cm" draw:start-shape="id31" draw:start-glue-point="1" draw:end-shape="id32" draw:end-glue-point="0" svg:d="M33250 54001h5850v799" svg:viewBox="0 0 5851 800">
          <text:p/>
        </draw:connector>
        <draw:custom-shape draw:style-name="gr63" draw:text-style-name="P4" xml:id="id34" draw:id="id34" draw:layer="layout" svg:width="7.5cm" svg:height="2.25cm" svg:x="35.351cm" svg:y="59.2cm">
          <text:p><text:span text:style-name="T3">__init__</text:span><text:span text:style-name="T4">.</text:span><text:span text:style-name="T1">py</text:span></text:p>
          <text:p text:style-name="P1"><text:span text:style-name="T2">Инициализация 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4" draw:text-style-name="P2" draw:layer="layout" svg:x1="33.25cm" svg:y1="58.301cm" svg:x2="39.101cm" svg:y2="59.2cm" draw:start-shape="id33" draw:start-glue-point="1" draw:end-shape="id34" draw:end-glue-point="0" svg:d="M33250 58301h5851v899" svg:viewBox="0 0 5852 900">
          <text:p/>
        </draw:connector>
        <draw:custom-shape draw:style-name="gr65" draw:text-style-name="P1" xml:id="id36" draw:id="id36" draw:layer="layout" svg:width="7.5cm" svg:height="2.25cm" svg:x="37.25cm" svg:y="63.5cm">
          <text:p><text:span text:style-name="T3">throttling</text:span><text:span text:style-name="T4">.</text:span><text:span text:style-name="T1">py</text:span></text:p>
          <text:p text:style-name="P1"><text:span text:style-name="T2">Модуль антифлуд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xml:id="id35" draw:id="id35" draw:layer="layout" svg:width="7.5cm" svg:height="2.25cm" svg:x="28.75cm" svg:y="63.5cm">
          <text:p><text:span text:style-name="T3">__init__</text:span><text:span text:style-name="T4">.</text:span><text:span text:style-name="T1">py</text:span></text:p>
          <text:p text:style-name="P1"><text:span text:style-name="T2">Инициализация 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2" draw:layer="layout" svg:x1="27.5cm" svg:y1="62.8cm" svg:x2="32.5cm" svg:y2="63.5cm" draw:start-shape="id3" draw:start-glue-point="1" draw:end-shape="id35" draw:end-glue-point="0" svg:d="M27500 62800h5000v700" svg:viewBox="0 0 5001 701">
          <text:p/>
        </draw:connector>
        <draw:connector draw:style-name="gr68" draw:text-style-name="P2" draw:layer="layout" svg:x1="27.5cm" svg:y1="62.8cm" svg:x2="41cm" svg:y2="63.5cm" draw:start-shape="id3" draw:start-glue-point="1" draw:end-shape="id36" draw:end-glue-point="0" svg:d="M27500 62800h13500v700" svg:viewBox="0 0 13501 701">
          <text:p/>
        </draw:connector>
        <draw:custom-shape draw:style-name="gr69" draw:text-style-name="P4" xml:id="id37" draw:id="id37" draw:layer="layout" svg:width="7.5cm" svg:height="2.25cm" svg:x="28.75cm" svg:y="67.75cm">
          <text:p><text:span text:style-name="T3">__init__</text:span><text:span text:style-name="T4">.</text:span><text:span text:style-name="T1">py</text:span></text:p>
          <text:p text:style-name="P1"><text:span text:style-name="T2">Инициализация 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0" draw:text-style-name="P2" draw:layer="layout" svg:x1="27.5cm" svg:y1="67cm" svg:x2="32.5cm" svg:y2="67.75cm" draw:start-shape="id8" draw:start-glue-point="1" draw:end-shape="id37" draw:end-glue-point="0" svg:d="M27500 67000h5000v750" svg:viewBox="0 0 5001 751">
          <text:p/>
        </draw:connector>
        <draw:custom-shape draw:style-name="gr71" draw:text-style-name="P1" xml:id="id39" draw:id="id39" draw:layer="layout" svg:width="7.5cm" svg:height="2.7cm" svg:x="37.25cm" svg:y="72.1cm">
          <text:p><text:span text:style-name="T3">notify_admins</text:span><text:span text:style-name="T4">.</text:span><text:span text:style-name="T1">py</text:span></text:p>
          <text:p text:style-name="P1"><text:span text:style-name="T2">Уведомление </text:span><text:span text:style-name="T2">администратору о запуске </text:span><text:span text:style-name="T2">бо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" xml:id="id40" draw:id="id40" draw:layer="layout" svg:width="8.25cm" svg:height="2.75cm" svg:x="45.5cm" svg:y="72.05cm">
          <text:p><text:span text:style-name="T3">set_bot_comma</text:span><text:span text:style-name="T3">nds</text:span><text:span text:style-name="T4">.</text:span><text:span text:style-name="T1">py</text:span></text:p>
          <text:p text:style-name="P1"><text:span text:style-name="T2">Установка команд </text:span><text:span text:style-name="T2">бо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" xml:id="id38" draw:id="id38" draw:layer="layout" svg:width="7.5cm" svg:height="2.7cm" svg:x="28.75cm" svg:y="72.1cm">
          <text:p><text:span text:style-name="T3">__init__</text:span><text:span text:style-name="T4">.</text:span><text:span text:style-name="T1">py</text:span></text:p>
          <text:p text:style-name="P1"><text:span text:style-name="T2">Инициализация 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4" draw:text-style-name="P2" draw:layer="layout" svg:x1="27.5cm" svg:y1="71.25cm" svg:x2="32.5cm" svg:y2="72.1cm" draw:start-shape="id9" draw:start-glue-point="1" draw:end-shape="id38" draw:end-glue-point="0" svg:d="M27500 71250h5000v850" svg:viewBox="0 0 5001 851">
          <text:p/>
        </draw:connector>
        <draw:connector draw:style-name="gr75" draw:text-style-name="P2" draw:layer="layout" svg:x1="27.5cm" svg:y1="71.25cm" svg:x2="41cm" svg:y2="72.1cm" draw:start-shape="id9" draw:start-glue-point="1" draw:end-shape="id39" draw:end-glue-point="0" svg:d="M27500 71250h13500v850" svg:viewBox="0 0 13501 851">
          <text:p/>
        </draw:connector>
        <draw:connector draw:style-name="gr76" draw:text-style-name="P2" draw:layer="layout" svg:x1="27.5cm" svg:y1="71.25cm" svg:x2="49.625cm" svg:y2="72.05cm" draw:start-shape="id9" draw:start-glue-point="1" draw:end-shape="id40" draw:end-glue-point="0" svg:d="M27500 71250h22125v800" svg:viewBox="0 0 22126 801">
          <text:p/>
        </draw:connector>
        <draw:custom-shape draw:style-name="gr77" draw:text-style-name="P4" xml:id="id41" draw:id="id41" draw:layer="layout" svg:width="7.5cm" svg:height="2.25cm" svg:x="34.5cm" svg:y="78.3cm">
          <text:p><text:span text:style-name="T3">__init__</text:span><text:span text:style-name="T4">.</text:span><text:span text:style-name="T1">py</text:span></text:p>
          <text:p text:style-name="P1"><text:span text:style-name="T2">Инициализация 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2" draw:layer="layout" svg:x1="33.202cm" svg:y1="77.475cm" svg:x2="38.25cm" svg:y2="78.3cm" draw:start-shape="id16" draw:start-glue-point="1" draw:end-shape="id41" draw:end-glue-point="0" svg:d="M33202 77475h5048v825" svg:viewBox="0 0 5049 826">
          <text:p/>
        </draw:connector>
        <draw:custom-shape draw:style-name="gr79" draw:text-style-name="P1" xml:id="id43" draw:id="id43" draw:layer="layout" svg:width="7.5cm" svg:height="2.25cm" svg:x="43cm" svg:y="82.25cm">
          <text:p><text:span text:style-name="T3">logger</text:span><text:span text:style-name="T4">.</text:span><text:span text:style-name="T1">py</text:span></text:p>
          <text:p text:style-name="P1"><text:span text:style-name="T2">Мой логе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" xml:id="id44" draw:id="id44" draw:layer="layout" svg:width="7.5cm" svg:height="2.25cm" svg:x="51.5cm" svg:y="82.25cm">
          <text:p><text:span text:style-name="T3">logging</text:span><text:span text:style-name="T4">.</text:span><text:span text:style-name="T1">py</text:span></text:p>
          <text:p text:style-name="P1"><text:span text:style-name="T2">Стандартный логе ai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" xml:id="id45" draw:id="id45" draw:layer="layout" svg:width="7.5cm" svg:height="2.25cm" svg:x="60cm" svg:y="82.25cm">
          <text:p><text:span text:style-name="T3">throttling</text:span><text:span text:style-name="T4">.</text:span><text:span text:style-name="T1">py</text:span></text:p>
          <text:p text:style-name="P1"><text:span text:style-name="T2">Декоработ для </text:span><text:span text:style-name="T2">middlewares</text:span><text:span text:style-name="T7">/throttling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" xml:id="id42" draw:id="id42" draw:layer="layout" svg:width="7.5cm" svg:height="2.25cm" svg:x="34.5cm" svg:y="82.25cm">
          <text:p><text:span text:style-name="T3">__init__</text:span><text:span text:style-name="T4">.</text:span><text:span text:style-name="T1">py</text:span></text:p>
          <text:p text:style-name="P1"><text:span text:style-name="T2">Инициализация пак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3" draw:text-style-name="P2" draw:layer="layout" svg:x1="33.25cm" svg:y1="81.6cm" svg:x2="38.25cm" svg:y2="82.25cm" draw:start-shape="id17" draw:start-glue-point="1" draw:end-shape="id42" draw:end-glue-point="0" svg:d="M33250 81600h5000v650" svg:viewBox="0 0 5001 651">
          <text:p/>
        </draw:connector>
        <draw:connector draw:style-name="gr84" draw:text-style-name="P2" draw:layer="layout" svg:x1="33.25cm" svg:y1="81.6cm" svg:x2="46.75cm" svg:y2="82.25cm" draw:start-shape="id17" draw:start-glue-point="1" draw:end-shape="id43" draw:end-glue-point="0" svg:d="M33250 81600h13500v650" svg:viewBox="0 0 13501 651">
          <text:p/>
        </draw:connector>
        <draw:connector draw:style-name="gr85" draw:text-style-name="P2" draw:layer="layout" svg:x1="33.25cm" svg:y1="81.6cm" svg:x2="55.25cm" svg:y2="82.25cm" draw:start-shape="id17" draw:start-glue-point="1" draw:end-shape="id44" draw:end-glue-point="0" svg:d="M33250 81600h22000v650" svg:viewBox="0 0 22001 651">
          <text:p/>
        </draw:connector>
        <draw:connector draw:style-name="gr86" draw:text-style-name="P2" draw:layer="layout" svg:x1="33.25cm" svg:y1="81.6cm" svg:x2="63.75cm" svg:y2="82.25cm" draw:start-shape="id17" draw:start-glue-point="1" draw:end-shape="id45" draw:end-glue-point="0" svg:d="M33250 81600h30500v650" svg:viewBox="0 0 30501 651">
          <text:p/>
        </draw:connector>
        <draw:custom-shape draw:style-name="gr87" draw:text-style-name="P3" xml:id="id46" draw:id="id46" draw:layer="layout" svg:width="7.5cm" svg:height="3.5cm" svg:x="6.5cm" svg:y="5.75cm">
          <text:p text:style-name="P1"><text:span text:style-name="T1">app</text:span><text:span text:style-name="T1">/</text:span></text:p>
          <text:p text:style-name="P1"><text:span text:style-name="T2">Прило</text:span><text:span text:style-name="T2">жени</text:span><text:span text:style-name="T2">е </text:span><text:span text:style-name="T2">бо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8" draw:text-style-name="P2" draw:layer="layout" svg:x1="14cm" svg:y1="7.5cm" svg:x2="18.75cm" svg:y2="8.5cm" draw:start-shape="id46" draw:start-glue-point="1" draw:end-shape="id1" draw:end-glue-point="0" svg:d="M14000 7500h4750v1000" svg:viewBox="0 0 4751 1001">
          <text:p/>
        </draw:connector>
        <draw:custom-shape draw:style-name="gr89" draw:text-style-name="P3" xml:id="id47" draw:id="id47" draw:layer="layout" svg:width="7.5cm" svg:height="3.5cm" svg:x="0.622cm" svg:y="0.68cm">
          <text:p text:style-name="P1"><text:span text:style-name="T1">b</text:span><text:span text:style-name="T1">ot</text:span><text:span text:style-name="T1">_</text:span><text:span text:style-name="T1">n</text:span><text:span text:style-name="T1">a</text:span><text:span text:style-name="T1">m</text:span><text:span text:style-name="T1">e/</text:span></text:p>
          <text:p text:style-name="P1"><text:span text:style-name="T2">Ко</text:span><text:span text:style-name="T2">рн</text:span><text:span text:style-name="T2">ев</text:span><text:span text:style-name="T2">ая </text:span><text:span text:style-name="T2">па</text:span><text:span text:style-name="T2">пк</text:span><text:span text:style-name="T2">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" xml:id="id48" draw:id="id48" draw:layer="layout" svg:width="7.5cm" svg:height="3.5cm" svg:x="6.5cm" svg:y="10.5cm">
          <text:p text:style-name="P1"><text:span text:style-name="T1">references/</text:span></text:p>
          <text:p text:style-name="P1"><text:span text:style-name="T2">Файлы для создания </text:span><text:span text:style-name="T2">проект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1" draw:text-style-name="P2" draw:layer="layout" svg:x1="4.372cm" svg:y1="4.18cm" svg:x2="6.5cm" svg:y2="7.5cm" draw:start-shape="id47" draw:start-glue-point="2" draw:end-shape="id46" draw:end-glue-point="3" svg:d="M4372 4180v3320h2128" svg:viewBox="0 0 2129 3321">
          <text:p/>
        </draw:connector>
        <draw:connector draw:style-name="gr92" draw:text-style-name="P2" draw:layer="layout" svg:x1="4.372cm" svg:y1="4.18cm" svg:x2="6.5cm" svg:y2="12.25cm" draw:start-shape="id47" draw:start-glue-point="2" draw:end-shape="id48" draw:end-glue-point="3" svg:d="M4372 4180v8070h2128" svg:viewBox="0 0 2129 8071">
          <text:p/>
        </draw:connector>
        <draw:custom-shape draw:style-name="gr93" draw:text-style-name="P5" xml:id="id55" draw:id="id55" draw:layer="layout" svg:width="7.5cm" svg:height="2.25cm" svg:x="9.5cm" svg:y="3cm">
          <text:p><text:span text:style-name="T1">.e</text:span><text:span text:style-name="T1">n</text:span><text:span text:style-name="T1">v</text:span></text:p>
          <text:p text:style-name="P1"><text:span text:style-name="T2">Пр</text:span><text:span text:style-name="T2">ем</text:span><text:span text:style-name="T2">ен</text:span><text:span text:style-name="T2">ны</text:span><text:span text:style-name="T2">е </text:span><text:span text:style-name="T2">ок</text:span><text:span text:style-name="T2">ру</text:span><text:span text:style-name="T2">же</text:span><text:span text:style-name="T2">ни</text:span><text:span text:style-name="T2">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xml:id="id54" draw:id="id54" draw:layer="layout" svg:width="7.5cm" svg:height="2.25cm" svg:x="18cm" svg:y="3cm">
          <text:p><text:span text:style-name="T1">.g</text:span><text:span text:style-name="T1">iti</text:span><text:span text:style-name="T1">g</text:span><text:span text:style-name="T1">n</text:span><text:span text:style-name="T1">or</text:span><text:span text:style-name="T1">e</text:span></text:p>
          <text:p text:style-name="P1"><text:span text:style-name="T8">Иг</text:span><text:span text:style-name="T8">но</text:span><text:span text:style-name="T8">ри</text:span><text:span text:style-name="T8">ру</text:span><text:span text:style-name="T8">ем</text:span><text:span text:style-name="T8">ые </text:span><text:span text:style-name="T8">ги</text:span><text:span text:style-name="T8">то</text:span><text:span text:style-name="T8">м </text:span><text:span text:style-name="T8">фа</text:span><text:span text:style-name="T8">йл</text:span><text:span text:style-name="T8">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xml:id="id53" draw:id="id53" draw:layer="layout" svg:width="7.5cm" svg:height="2.25cm" svg:x="26.5cm" svg:y="3cm">
          <text:p><text:span text:style-name="T1">commands.sh</text:span></text:p>
          <text:p text:style-name="P1"><text:span text:style-name="T2">Вспомогательные команд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xml:id="id52" draw:id="id52" draw:layer="layout" svg:width="7.5cm" svg:height="2.25cm" svg:x="35cm" svg:y="3cm">
          <text:p><text:span text:style-name="T1">LICENSE</text:span></text:p>
          <text:p text:style-name="P1"><text:span text:style-name="T2">Файл лиценз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" xml:id="id51" draw:id="id51" draw:layer="layout" svg:width="7.5cm" svg:height="2.25cm" svg:x="43.5cm" svg:y="3cm">
          <text:p><text:span text:style-name="T1">README.md</text:span></text:p>
          <text:p text:style-name="P1"><text:span text:style-name="T8">Описание проек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7.5cm" svg:height="2.25cm" svg:x="52cm" svg:y="3cm">
          <text:p><text:span text:style-name="T1">commands.sh</text:span></text:p>
          <text:p text:style-name="P1"><text:span text:style-name="T2">Вспомогательные команд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xml:id="id49" draw:id="id49" draw:layer="layout" svg:width="8.25cm" svg:height="2.25cm" svg:x="60.5cm" svg:y="3cm">
          <text:p><text:span text:style-name="T1">telegram_b</text:span><text:span text:style-name="T1">ot.service</text:span></text:p>
          <text:p text:style-name="P1"><text:span text:style-name="T2">Файл </text:span><text:span text:style-name="T2">конфигураций для </text:span><text:span text:style-name="T2">запуска system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xml:id="id50" draw:id="id50" draw:layer="layout" svg:width="7.5cm" svg:height="2.25cm" svg:x="52cm" svg:y="3.001cm">
          <text:p><text:span text:style-name="T1">requirements.txt</text:span></text:p>
          <text:p text:style-name="P1"><text:span text:style-name="T2">Используемые зависим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1" draw:text-style-name="P2" draw:layer="layout" svg:x1="8.122cm" svg:y1="2.43cm" svg:x2="64.625cm" svg:y2="3cm" draw:start-shape="id47" draw:start-glue-point="1" draw:end-shape="id49" draw:end-glue-point="0" svg:d="M8122 2430h56503v570" svg:viewBox="0 0 56504 571">
          <text:p/>
        </draw:connector>
        <draw:connector draw:style-name="gr102" draw:text-style-name="P2" draw:layer="layout" svg:x1="8.122cm" svg:y1="2.43cm" svg:x2="55.75cm" svg:y2="3.001cm" draw:start-shape="id47" draw:start-glue-point="1" draw:end-shape="id50" draw:end-glue-point="0" svg:d="M8122 2430h47628v571" svg:viewBox="0 0 47629 572">
          <text:p/>
        </draw:connector>
        <draw:connector draw:style-name="gr103" draw:text-style-name="P2" draw:layer="layout" svg:x1="8.122cm" svg:y1="2.43cm" svg:x2="47.25cm" svg:y2="3cm" draw:start-shape="id47" draw:start-glue-point="1" draw:end-shape="id51" draw:end-glue-point="0" svg:d="M8122 2430h39128v570" svg:viewBox="0 0 39129 571">
          <text:p/>
        </draw:connector>
        <draw:connector draw:style-name="gr104" draw:text-style-name="P2" draw:layer="layout" svg:x1="8.122cm" svg:y1="2.43cm" svg:x2="38.75cm" svg:y2="3cm" draw:start-shape="id47" draw:start-glue-point="1" draw:end-shape="id52" draw:end-glue-point="0" svg:d="M8122 2430h30628v570" svg:viewBox="0 0 30629 571">
          <text:p/>
        </draw:connector>
        <draw:connector draw:style-name="gr105" draw:text-style-name="P2" draw:layer="layout" svg:x1="8.122cm" svg:y1="2.43cm" svg:x2="30.25cm" svg:y2="3cm" draw:start-shape="id47" draw:start-glue-point="1" draw:end-shape="id53" draw:end-glue-point="0" svg:d="M8122 2430h22128v570" svg:viewBox="0 0 22129 571">
          <text:p/>
        </draw:connector>
        <draw:connector draw:style-name="gr106" draw:text-style-name="P2" draw:layer="layout" svg:x1="8.122cm" svg:y1="2.43cm" svg:x2="21.75cm" svg:y2="3cm" draw:start-shape="id47" draw:start-glue-point="1" draw:end-shape="id54" draw:end-glue-point="0" svg:d="M8122 2430h13628v570" svg:viewBox="0 0 13629 571">
          <text:p/>
        </draw:connector>
        <draw:connector draw:style-name="gr107" draw:text-style-name="P2" draw:layer="layout" svg:x1="8.122cm" svg:y1="2.43cm" svg:x2="13.25cm" svg:y2="3cm" draw:start-shape="id47" draw:start-glue-point="1" draw:end-shape="id55" draw:end-glue-point="0" svg:d="M8122 2430h5128v570" svg:viewBox="0 0 5129 5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DejaVu Sans" svg:font-family="'DejaVu Sans'" style:font-family-generic="system" style:font-pitch="variable"/>
    <style:font-face style:name="Fira Code" svg:font-family="'Fira Code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Ubuntu" svg:font-family="Ubuntu" style:font-pitch="variable"/>
    <style:font-face style:name="Ubuntu1" svg:font-family="Ubuntu" style:font-adornments="Обычный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34" draw:display-name="Стили стрелок 34" svg:viewBox="0 0 20 20" svg:d="M0 20l10-20 10 20z"/>
    <draw:marker draw:name="Стили_20_стрелок_20_35" draw:display-name="Стили стрелок 35" svg:viewBox="0 0 20 20" svg:d="M0 20l10-20 10 20z"/>
    <draw:marker draw:name="Стили_20_стрелок_20_36" draw:display-name="Стили стрелок 36" svg:viewBox="0 0 20 20" svg:d="M0 20l10-20 10 20z"/>
    <draw:marker draw:name="Стили_20_стрелок_20_37" draw:display-name="Стили стрелок 37" svg:viewBox="0 0 20 20" svg:d="M0 20l10-20 10 20z"/>
    <draw:marker draw:name="Стили_20_стрелок_20_38" draw:display-name="Стили стрелок 38" svg:viewBox="0 0 20 20" svg:d="M0 20l10-20 10 20z"/>
    <draw:marker draw:name="Стили_20_стрелок_20_39" draw:display-name="Стили стрелок 39" svg:viewBox="0 0 20 20" svg:d="M0 20l10-20 10 20z"/>
    <draw:marker draw:name="Стили_20_стрелок_20_40" draw:display-name="Стили стрелок 40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48" draw:display-name="Стили стрелок 48" svg:viewBox="0 0 20 20" svg:d="M0 20l10-20 10 20z"/>
    <draw:marker draw:name="Стили_20_стрелок_20_49" draw:display-name="Стили стрелок 49" svg:viewBox="0 0 20 20" svg:d="M0 20l10-20 10 20z"/>
    <draw:marker draw:name="Стили_20_стрелок_20_50" draw:display-name="Стили стрелок 50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2" draw:display-name="Стили стрелок 52" svg:viewBox="0 0 20 20" svg:d="M0 20l10-20 10 20z"/>
    <draw:marker draw:name="Стили_20_стрелок_20_53" draw:display-name="Стили стрелок 53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55" draw:display-name="Стили стрелок 55" svg:viewBox="0 0 20 20" svg:d="M0 20l10-20 10 20z"/>
    <draw:marker draw:name="Стили_20_стрелок_20_56" draw:display-name="Стили стрелок 56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33333" draw:marker-start-width="0.29cm" draw:marker-start-center="false" draw:marker-end-width="0.29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Ubuntu1" fo:font-family="Ubuntu" style:font-style-name="Обычный" style:font-pitch="variable" fo:font-size="1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3T15:20:12.854063685</meta:creation-date>
    <meta:editing-duration>PT1H4M59S</meta:editing-duration>
    <meta:editing-cycles>13</meta:editing-cycles>
    <meta:generator>LibreOffice/7.3.0.3$Linux_X86_64 LibreOffice_project/30$Build-3</meta:generator>
    <dc:date>2022-02-13T16:36:37.729097143</dc:date>
    <meta:document-statistic meta:object-count="108"/>
  </office:meta>
</office:document-meta>
</file>